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3039" officeooo:paragraph-rsid="00163039"/>
    </style:style>
    <style:style style:name="P2" style:family="paragraph" style:parent-style-name="Standard" style:list-style-name="L1">
      <style:text-properties officeooo:rsid="00163039" officeooo:paragraph-rsid="0016303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oto Transistor :</text:p>
      <text:list text:style-name="L1">
        <text:list-item>
          <text:p text:style-name="P2"><text:a xlink:type="simple" xlink:href="https://www.digikey.fr/fr/products/detail/everlight-electronics-co-ltd/ALS-PT204-6C-L177/2675510" text:style-name="Internet_20_link" text:visited-style-name="Visited_20_Internet_20_Link">https://www.digikey.fr/fr/products/detail/everlight-electronics-co-ltd/ALS-PT204-6C-L177/2675510</text:a> </text:p>
          <text:list>
            <text:list-item>
              <text:p text:style-name="P2">Traversant</text:p>
            </text:list-item>
            <text:list-item>
              <text:p text:style-name="P2">Réponse spectral à 650 nm entre 80 % et 100 % ( &lt;10 % entre 550 et 700 nm)</text:p>
            </text:list-item>
            <text:list-item>
              <text:p text:style-name="P2">Documentation ok <text:line-break/></text:p>
            </text:list-item>
          </text:list>
        </text:list-item>
        <text:list-item>
          <text:p text:style-name="P2"><text:a xlink:type="simple" xlink:href="https://www.digikey.fr/fr/products/detail/optoi/OIT9C/26220360" text:style-name="Internet_20_link" text:visited-style-name="Visited_20_Internet_20_Link">https://www.digikey.fr/fr/products/detail/optoi/OIT9C/26220360</text:a> </text:p>
          <text:list>
            <text:list-item>
              <text:p text:style-name="P2">CMS</text:p>
            </text:list-item>
            <text:list-item>
              <text:p text:style-name="P2">Réponse large ( &gt;50 % entre 500 et 950 nm ) 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3T10:16:26.040748360</meta:creation-date>
    <meta:generator>LibreOffice/25.2.6.2$Linux_X86_64 LibreOffice_project/520$Build-2</meta:generator>
    <dc:date>2025-10-23T10:25:05.934041912</dc:date>
    <meta:editing-duration>PT8M40S</meta:editing-duration>
    <meta:editing-cycles>1</meta:editing-cycles>
    <meta:document-statistic meta:table-count="0" meta:image-count="0" meta:object-count="0" meta:page-count="1" meta:paragraph-count="8" meta:word-count="46" meta:character-count="334" meta:non-whitespace-character-count="298"/>
  </office:meta>
</office:document-meta>
</file>